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0.919cm"/>
    </style:style>
    <style:style style:name="co8" style:family="table-column">
      <style:table-column-properties fo:break-before="auto" style:column-width="1.229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12cm"/>
    </style:style>
    <style:style style:name="co12" style:family="table-column">
      <style:table-column-properties fo:break-before="auto" style:column-width="6.657cm"/>
    </style:style>
    <style:style style:name="co13" style:family="table-column">
      <style:table-column-properties fo:break-before="auto" style:column-width="0.601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1.73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2.101cm"/>
    </style:style>
    <style:style style:name="co18" style:family="table-column">
      <style:table-column-properties fo:break-before="auto" style:column-width="1.983cm"/>
    </style:style>
    <style:style style:name="co19" style:family="table-column">
      <style:table-column-properties fo:break-before="auto" style:column-width="1.886cm"/>
    </style:style>
    <style:style style:name="co20" style:family="table-column">
      <style:table-column-properties fo:break-before="auto" style:column-width="2.06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533cm"/>
    </style:style>
    <style:style style:name="co23" style:family="table-column">
      <style:table-column-properties fo:break-before="auto" style:column-width="6.983cm"/>
    </style:style>
    <style:style style:name="co24" style:family="table-column">
      <style:table-column-properties fo:break-before="auto" style:column-width="0.621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2.085cm"/>
    </style:style>
    <style:style style:name="co27" style:family="table-column">
      <style:table-column-properties fo:break-before="auto" style:column-width="6.754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0.582cm"/>
    </style:style>
    <style:style style:name="co30" style:family="table-column">
      <style:table-column-properties fo:break-before="auto" style:column-width="0.466cm"/>
    </style:style>
    <style:style style:name="co31" style:family="table-column">
      <style:table-column-properties fo:break-before="auto" style:column-width="4.531cm"/>
    </style:style>
    <style:style style:name="co32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4"/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63" style:family="table-cell" style:parent-style-name="Default" style:data-style-name="N124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">
      <style:table-cell-properties fo:background-color="transparent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104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61"/>
        <table:table-column table:style-name="co9" table:number-columns-repeated="2" table:default-cell-style-name="ce61"/>
        <table:table-row table:style-name="ro1">
          <table:table-cell/>
          <table:table-cell table:style-name="ce61" table:formula="of:=[.B3]/12" office:value-type="float" office:value="37897.4916666667" calcext:value-type="float">
            <text:p>37.897,49</text:p>
          </table:table-cell>
          <table:table-cell table:style-name="ce61" table:formula="of:=[.C3]/12" office:value-type="float" office:value="-21258.4958333333" calcext:value-type="float">
            <text:p>-21.258,50</text:p>
          </table:table-cell>
          <table:table-cell table:style-name="ce64" office:value-type="string" calcext:value-type="string">
            <text:p><text:s/>TAHMİNİ</text:p>
          </table:table-cell>
          <table:table-cell table:style-name="ce61" table:formula="of:=[.E3]/12" office:value-type="float" office:value="21526.0116666667" calcext:value-type="float">
            <text:p>21.526,01</text:p>
          </table:table-cell>
          <table:table-cell table:style-name="ce61" table:formula="of:=[.F3]/12" office:value-type="float" office:value="-13760.9633333333" calcext:value-type="float">
            <text:p>-13.760,96</text:p>
          </table:table-cell>
          <table:table-cell table:style-name="ce64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64" office:value-type="string" calcext:value-type="string">
            <text:p>TAH.GİRİŞ</text:p>
          </table:table-cell>
          <table:table-cell table:style-name="ce64" office:value-type="string" calcext:value-type="string">
            <text:p>TAH.ÇIKIŞ</text:p>
          </table:table-cell>
          <table:table-cell table:style-name="ce64" office:value-type="string" calcext:value-type="string">
            <text:p><text:s/>BAKİYE</text:p>
          </table:table-cell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TOPLAM</text:p>
          </table:table-cell>
          <table:table-cell table:style-name="ce62" table:formula="of:=SUM([.B6:.B17])" office:value-type="float" office:value="454769.9" calcext:value-type="float">
            <text:p>454.769,90</text:p>
          </table:table-cell>
          <table:table-cell table:style-name="ce62" table:formula="of:=SUM([.C6:.C17])" office:value-type="float" office:value="-255101.95" calcext:value-type="float">
            <text:p>-255.101,95</text:p>
          </table:table-cell>
          <table:table-cell table:style-name="ce62" table:formula="of:=[.B3]+[.C3]" office:value-type="float" office:value="199667.95" calcext:value-type="float">
            <text:p>199.667,95</text:p>
          </table:table-cell>
          <table:table-cell table:style-name="ce62" table:formula="of:=SUM([.E6:.E17])" office:value-type="float" office:value="258312.14" calcext:value-type="float">
            <text:p>258.312,14</text:p>
          </table:table-cell>
          <table:table-cell table:style-name="ce62" table:formula="of:=SUM([.F6:.F17])" office:value-type="float" office:value="-165131.56" calcext:value-type="float">
            <text:p>-165.131,56</text:p>
          </table:table-cell>
          <table:table-cell table:style-name="ce62" table:formula="of:=[.E3]+[.F3]" office:value-type="float" office:value="93180.58" calcext:value-type="float">
            <text:p>93.180,5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3" table:number-columns-repeated="6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63" table:formula="of:=[$'01'.D2]" office:value-type="float" office:value="7333.3" calcext:value-type="float">
            <text:p>7.333,30</text:p>
          </table:table-cell>
          <table:table-cell table:style-name="ce63" table:formula="of:=[$'01'.E2]" office:value-type="float" office:value="-6834.05" calcext:value-type="float">
            <text:p>-6.834,05</text:p>
          </table:table-cell>
          <table:table-cell table:style-name="ce63" table:formula="of:=[.B6]+[.C6]+[.D5]" office:value-type="float" office:value="499.25" calcext:value-type="float">
            <text:p>499,25</text:p>
          </table:table-cell>
          <table:table-cell table:style-name="ce63" table:formula="of:=[$'01'.F2]" office:value-type="float" office:value="46462.64" calcext:value-type="float">
            <text:p>46.462,64</text:p>
          </table:table-cell>
          <table:table-cell table:style-name="ce63" table:formula="of:=[$'01'.G2]" office:value-type="float" office:value="-6834.05" calcext:value-type="float">
            <text:p>-6.834,05</text:p>
          </table:table-cell>
          <table:table-cell table:style-name="ce63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63" table:formula="of:=[$'02'.D2]" office:value-type="float" office:value="10567.09" calcext:value-type="float">
            <text:p>10.567,09</text:p>
          </table:table-cell>
          <table:table-cell table:style-name="ce63" table:formula="of:=[$'02'.E2]" office:value-type="float" office:value="-21938.15" calcext:value-type="float">
            <text:p>-21.938,15</text:p>
          </table:table-cell>
          <table:table-cell table:style-name="ce63" table:formula="of:=[.B7]+[.C7]+[.D6]" office:value-type="float" office:value="-10871.81" calcext:value-type="float">
            <text:p>-10.871,81</text:p>
          </table:table-cell>
          <table:table-cell table:style-name="ce63" table:formula="of:=[$'02'.F2]" office:value-type="float" office:value="11567.09" calcext:value-type="float">
            <text:p>11.567,09</text:p>
          </table:table-cell>
          <table:table-cell table:style-name="ce63" table:formula="of:=[$'02'.G2]" office:value-type="float" office:value="-21938.15" calcext:value-type="float">
            <text:p>-21.938,15</text:p>
          </table:table-cell>
          <table:table-cell table:style-name="ce63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63" table:formula="of:=[$'03'.D2]" office:value-type="float" office:value="36859.61" calcext:value-type="float">
            <text:p>36.859,61</text:p>
          </table:table-cell>
          <table:table-cell table:style-name="ce63" table:formula="of:=[$'03'.E2]" office:value-type="float" office:value="-30109.3" calcext:value-type="float">
            <text:p>-30.109,30</text:p>
          </table:table-cell>
          <table:table-cell table:style-name="ce63" table:formula="of:=[.B8]+[.C8]+[.D7]" office:value-type="float" office:value="-4121.5" calcext:value-type="float">
            <text:p>-4.121,50</text:p>
          </table:table-cell>
          <table:table-cell table:style-name="ce63" table:formula="of:=[$'03'.F2]" office:value-type="float" office:value="35859.61" calcext:value-type="float">
            <text:p>35.859,61</text:p>
          </table:table-cell>
          <table:table-cell table:style-name="ce63" table:formula="of:=[$'03'.G2]" office:value-type="float" office:value="-30109.3" calcext:value-type="float">
            <text:p>-30.109,30</text:p>
          </table:table-cell>
          <table:table-cell table:style-name="ce63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63" table:formula="of:=[$'04'.D2]" office:value-type="float" office:value="15937.59" calcext:value-type="float">
            <text:p>15.937,59</text:p>
          </table:table-cell>
          <table:table-cell table:style-name="ce63" table:formula="of:=[$'04'.E2]" office:value-type="float" office:value="-11790.68" calcext:value-type="float">
            <text:p>-11.790,68</text:p>
          </table:table-cell>
          <table:table-cell table:style-name="ce63" table:formula="of:=[.B9]+[.C9]+[.D8]" office:value-type="float" office:value="25.4100000000035" calcext:value-type="float">
            <text:p>25,41</text:p>
          </table:table-cell>
          <table:table-cell table:style-name="ce63" table:formula="of:=[$'04'.F2]" office:value-type="float" office:value="17940.28" calcext:value-type="float">
            <text:p>17.940,28</text:p>
          </table:table-cell>
          <table:table-cell table:style-name="ce63" table:formula="of:=[$'04'.G2]" office:value-type="float" office:value="-11140.68" calcext:value-type="float">
            <text:p>-11.140,68</text:p>
          </table:table-cell>
          <table:table-cell table:style-name="ce63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63" table:formula="of:=[$'05'.D2]" office:value-type="float" office:value="15328.34" calcext:value-type="float">
            <text:p>15.328,34</text:p>
          </table:table-cell>
          <table:table-cell table:style-name="ce63" table:formula="of:=[$'05'.E2]" office:value-type="float" office:value="-7712.66" calcext:value-type="float">
            <text:p>-7.712,66</text:p>
          </table:table-cell>
          <table:table-cell table:style-name="ce63" table:formula="of:=[.B10]+[.C10]+[.D9]" office:value-type="float" office:value="7641.09" calcext:value-type="float">
            <text:p>7.641,09</text:p>
          </table:table-cell>
          <table:table-cell table:style-name="ce63" table:formula="of:=[$'05'.F2]" office:value-type="float" office:value="9522.37" calcext:value-type="float">
            <text:p>9.522,37</text:p>
          </table:table-cell>
          <table:table-cell table:style-name="ce63" table:formula="of:=[$'05'.G2]" office:value-type="float" office:value="-7722.66" calcext:value-type="float">
            <text:p>-7.722,66</text:p>
          </table:table-cell>
          <table:table-cell table:style-name="ce63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/>
          <table:table-cell table:formula="of:=[.I10]*0.2491" office:value-type="float" office:value="0" calcext:value-type="float">
            <text:p>0,00</text:p>
          </table:table-cell>
          <table:table-cell table:formula="of:=[.I10]-[.J10]" office:value-type="float" office:value="0" calcext:value-type="float">
            <text:p>0,00</text:p>
          </table:table-cell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63" table:formula="of:=[$'06'.D2]" office:value-type="float" office:value="21837.05" calcext:value-type="float">
            <text:p>21.837,05</text:p>
          </table:table-cell>
          <table:table-cell table:style-name="ce63" table:formula="of:=[$'06'.E2]" office:value-type="float" office:value="-28058.1" calcext:value-type="float">
            <text:p>-28.058,10</text:p>
          </table:table-cell>
          <table:table-cell table:style-name="ce63" table:formula="of:=[.B11]+[.C11]+[.D10]" office:value-type="float" office:value="1420.04" calcext:value-type="float">
            <text:p>1.420,04</text:p>
          </table:table-cell>
          <table:table-cell table:style-name="ce63" table:formula="of:=[$'06'.F2]" office:value-type="float" office:value="16654.19" calcext:value-type="float">
            <text:p>16.654,19</text:p>
          </table:table-cell>
          <table:table-cell table:style-name="ce63" table:formula="of:=[$'06'.G2]" office:value-type="float" office:value="-28058.1" calcext:value-type="float">
            <text:p>-28.058,10</text:p>
          </table:table-cell>
          <table:table-cell table:style-name="ce63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63" table:formula="of:=[$'07'.D2]" office:value-type="float" office:value="27131.07" calcext:value-type="float">
            <text:p>27.131,07</text:p>
          </table:table-cell>
          <table:table-cell table:style-name="ce63" table:formula="of:=[$'07'.E2]" office:value-type="float" office:value="-17400.82" calcext:value-type="float">
            <text:p>-17.400,82</text:p>
          </table:table-cell>
          <table:table-cell table:style-name="ce63" table:formula="of:=[.B12]+[.C12]+[.D11]" office:value-type="float" office:value="11150.29" calcext:value-type="float">
            <text:p>11.150,29</text:p>
          </table:table-cell>
          <table:table-cell table:style-name="ce63" table:formula="of:=[$'07'.F2]" office:value-type="float" office:value="16133.3" calcext:value-type="float">
            <text:p>16.133,30</text:p>
          </table:table-cell>
          <table:table-cell table:style-name="ce63" table:formula="of:=[$'07'.G2]" office:value-type="float" office:value="-20600.82" calcext:value-type="float">
            <text:p>-20.600,82</text:p>
          </table:table-cell>
          <table:table-cell table:style-name="ce63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48" calcext:value-type="float">
            <text:p>48</text:p>
          </table:table-cell>
          <table:table-cell table:formula="of:=[.I12]*0.2491" office:value-type="float" office:value="11.9568" calcext:value-type="float">
            <text:p>11,96</text:p>
          </table:table-cell>
          <table:table-cell table:formula="of:=[.I12]-[.J12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63" table:formula="of:=[$'08'.D2]" office:value-type="float" office:value="51063.54" calcext:value-type="float">
            <text:p>51.063,54</text:p>
          </table:table-cell>
          <table:table-cell table:style-name="ce63" table:formula="of:=[$'08'.E2]" office:value-type="float" office:value="-11695.35" calcext:value-type="float">
            <text:p>-11.695,35</text:p>
          </table:table-cell>
          <table:table-cell table:style-name="ce63" table:formula="of:=[.B13]+[.C13]+[.D12]" office:value-type="float" office:value="50518.48" calcext:value-type="float">
            <text:p>50.518,48</text:p>
          </table:table-cell>
          <table:table-cell table:style-name="ce63" table:formula="of:=[$'08'.F2]" office:value-type="float" office:value="102061.66" calcext:value-type="float">
            <text:p>102.061,66</text:p>
          </table:table-cell>
          <table:table-cell table:style-name="ce63" table:formula="of:=[$'08'.G2]" office:value-type="float" office:value="-26804.33" calcext:value-type="float">
            <text:p>-26.804,33</text:p>
          </table:table-cell>
          <table:table-cell table:style-name="ce63" table:formula="of:=[.E13]+[.F13]+[.G12]" office:value-type="float" office:value="102993.05" calcext:value-type="float">
            <text:p>102.993,05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63" table:formula="of:=[$'09'.D2]" office:value-type="float" office:value="105962.31" calcext:value-type="float">
            <text:p>105.962,31</text:p>
          </table:table-cell>
          <table:table-cell table:style-name="ce63" table:formula="of:=[$'09'.E2]" office:value-type="float" office:value="-75599.02" calcext:value-type="float">
            <text:p>-75.599,02</text:p>
          </table:table-cell>
          <table:table-cell table:style-name="ce63" table:formula="of:=[.B14]+[.C14]+[.D13]" office:value-type="float" office:value="80881.77" calcext:value-type="float">
            <text:p>80.881,77</text:p>
          </table:table-cell>
          <table:table-cell table:style-name="ce63" table:formula="of:=[$'09'.F2]" office:value-type="float" office:value="2111" calcext:value-type="float">
            <text:p>2.111,00</text:p>
          </table:table-cell>
          <table:table-cell table:style-name="ce63" table:formula="of:=[$'09'.G2]" office:value-type="float" office:value="-11923.47" calcext:value-type="float">
            <text:p>-11.923,47</text:p>
          </table:table-cell>
          <table:table-cell table:style-name="ce63" table:formula="of:=[.E14]+[.F14]+[.G13]" office:value-type="float" office:value="93180.58" calcext:value-type="float">
            <text:p>93.180,58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63" table:formula="of:=[$'10'.D2]" office:value-type="float" office:value="13850" calcext:value-type="float">
            <text:p>13.850,00</text:p>
          </table:table-cell>
          <table:table-cell table:style-name="ce63" table:formula="of:=[$'10'.E2]" office:value-type="float" office:value="-20870.82" calcext:value-type="float">
            <text:p>-20.870,82</text:p>
          </table:table-cell>
          <table:table-cell table:style-name="ce63" table:formula="of:=[.B15]+[.C15]+[.D14]" office:value-type="float" office:value="73860.95" calcext:value-type="float">
            <text:p>73.860,95</text:p>
          </table:table-cell>
          <table:table-cell table:style-name="ce63" table:formula="of:=[$'10'.F2]" office:value-type="float" office:value="0" calcext:value-type="float">
            <text:p>0,00</text:p>
          </table:table-cell>
          <table:table-cell table:style-name="ce63" table:formula="of:=[$'10'.G2]" office:value-type="float" office:value="0" calcext:value-type="float">
            <text:p>0,00</text:p>
          </table:table-cell>
          <table:table-cell table:style-name="ce63" table:formula="of:=[.E15]+[.F15]+[.G14]" office:value-type="float" office:value="93180.58" calcext:value-type="float">
            <text:p>93.180,58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63" table:formula="of:=[$'11'.D2]" office:value-type="float" office:value="135050" calcext:value-type="float">
            <text:p>135.050,00</text:p>
          </table:table-cell>
          <table:table-cell table:style-name="ce63" table:formula="of:=[$'11'.E2]" office:value-type="float" office:value="-11546.5" calcext:value-type="float">
            <text:p>-11.546,50</text:p>
          </table:table-cell>
          <table:table-cell table:style-name="ce63" table:formula="of:=[.B16]+[.C16]+[.D15]" office:value-type="float" office:value="197364.45" calcext:value-type="float">
            <text:p>197.364,45</text:p>
          </table:table-cell>
          <table:table-cell table:style-name="ce63" table:formula="of:=[$'11'.F2]" office:value-type="float" office:value="0" calcext:value-type="float">
            <text:p>0,00</text:p>
          </table:table-cell>
          <table:table-cell table:style-name="ce63" table:formula="of:=[$'11'.G2]" office:value-type="float" office:value="0" calcext:value-type="float">
            <text:p>0,00</text:p>
          </table:table-cell>
          <table:table-cell table:style-name="ce63" table:formula="of:=[.E16]+[.F16]+[.G15]" office:value-type="float" office:value="93180.58" calcext:value-type="float">
            <text:p>93.180,58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63" table:formula="of:=[$'12'.D2]" office:value-type="float" office:value="13850" calcext:value-type="float">
            <text:p>13.850,00</text:p>
          </table:table-cell>
          <table:table-cell table:style-name="ce63" table:formula="of:=[$'12'.E2]" office:value-type="float" office:value="-11546.5" calcext:value-type="float">
            <text:p>-11.546,50</text:p>
          </table:table-cell>
          <table:table-cell table:style-name="ce63" table:formula="of:=[.B17]+[.C17]+[.D16]" office:value-type="float" office:value="199667.95" calcext:value-type="float">
            <text:p>199.667,95</text:p>
          </table:table-cell>
          <table:table-cell table:style-name="ce63" table:formula="of:=[$'12'.F2]" office:value-type="float" office:value="0" calcext:value-type="float">
            <text:p>0,00</text:p>
          </table:table-cell>
          <table:table-cell table:style-name="ce63" table:formula="of:=[$'12'.G2]" office:value-type="float" office:value="0" calcext:value-type="float">
            <text:p>0,00</text:p>
          </table:table-cell>
          <table:table-cell table:style-name="ce63" table:formula="of:=[.E17]+[.F17]+[.G16]" office:value-type="float" office:value="93180.58" calcext:value-type="float">
            <text:p>93.180,58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63" table:number-columns-repeated="6"/>
          <table:table-cell table:number-columns-repeated="5"/>
        </table:table-row>
        <table:table-row table:style-name="ro1">
          <table:table-cell/>
          <table:table-cell table:style-name="ce63" table:formula="of:=SUM([.B6:.B17])" office:value-type="float" office:value="454769.9" calcext:value-type="float">
            <text:p>454.769,90</text:p>
          </table:table-cell>
          <table:table-cell table:style-name="ce63" table:formula="of:=SUM([.C6:.C17])" office:value-type="float" office:value="-255101.95" calcext:value-type="float">
            <text:p>-255.101,95</text:p>
          </table:table-cell>
          <table:table-cell table:style-name="ce63"/>
          <table:table-cell table:style-name="ce63" table:formula="of:=SUM([.E6:.E17])" office:value-type="float" office:value="258312.14" calcext:value-type="float">
            <text:p>258.312,14</text:p>
          </table:table-cell>
          <table:table-cell table:style-name="ce63" table:formula="of:=SUM([.F6:.F17])" office:value-type="float" office:value="-165131.56" calcext:value-type="float">
            <text:p>-165.131,56</text:p>
          </table:table-cell>
          <table:table-cell table:style-name="ce63" table:formula="of:=[.E19]+[.F19]" office:value-type="float" office:value="93180.58" calcext:value-type="float">
            <text:p>93.180,58</text:p>
          </table:table-cell>
          <table:table-cell/>
          <table:table-cell table:formula="of:=SUM([.I6:.I17])" office:value-type="float" office:value="258" calcext:value-type="float">
            <text:p>258</text:p>
          </table:table-cell>
          <table:table-cell table:style-name="ce78" table:formula="of:=SUM([.J6:.J17])" office:value-type="float" office:value="64.2678" calcext:value-type="float">
            <text:p>64,27</text:p>
          </table:table-cell>
          <table:table-cell table:style-name="ce78" table:formula="of:=SUM([.K6:.K17])" office:value-type="float" office:value="193.7322" calcext:value-type="float">
            <text:p>193,73</text:p>
          </table:table-cell>
          <table:table-cell table:style-name="ce7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1" table:formula="of:=[.B19]/12" office:value-type="float" office:value="37897.4916666667" calcext:value-type="float">
            <text:p>37.897,49</text:p>
          </table:table-cell>
          <table:table-cell table:style-name="ce61" table:formula="of:=[.C19]/12" office:value-type="float" office:value="-21258.4958333333" calcext:value-type="float">
            <text:p>-21.258,50</text:p>
          </table:table-cell>
          <table:table-cell/>
          <table:table-cell table:style-name="ce61" table:formula="of:=[.E19]/8" office:value-type="float" office:value="32289.0175" calcext:value-type="float">
            <text:p>32.289,02</text:p>
          </table:table-cell>
          <table:table-cell table:style-name="ce61" table:formula="of:=[.F19]/8" office:value-type="float" office:value="-20641.445" calcext:value-type="float">
            <text:p>-20.641,45</text:p>
          </table:table-cell>
          <table:table-cell table:style-name="ce61"/>
          <table:table-cell table:number-columns-repeated="2"/>
          <table:table-cell table:style-name="ce78"/>
          <table:table-cell/>
          <table:table-cell table:formula="of:=[.K19]+[.L19]" office:value-type="float" office:value="276.5322" calcext:value-type="float">
            <text:p>276,53</text:p>
          </table:table-cell>
        </table:table-row>
        <table:table-row table:style-name="ro1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7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3"/>
        <table:table-column table:style-name="co16" table:number-columns-repeated="3" table:default-cell-style-name="ce63"/>
        <table:table-column table:style-name="co10" table:default-cell-style-name="Default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7" table:default-cell-style-name="ce93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2" table:default-cell-style-name="ce93"/>
        <table:table-column table:style-name="co23" table:default-cell-style-name="Default"/>
        <table:table-column table:style-name="co24" table:default-cell-style-name="Default"/>
        <table:table-column table:style-name="co25" table:default-cell-style-name="ce63"/>
        <table:table-column table:style-name="co26" table:default-cell-style-name="ce63"/>
        <table:table-column table:style-name="co25" table:default-cell-style-name="ce63"/>
        <table:table-column table:style-name="co26" table:number-columns-repeated="2" table:default-cell-style-name="ce63"/>
        <table:table-column table:style-name="co10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1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0" table:default-cell-style-name="ce93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9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8])" office:value-type="float" office:value="15328.34" calcext:value-type="float">
            <text:p>15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28"/>
          <table:table-cell table:style-name="ce130" office:value-type="string" calcext:value-type="string">
            <text:p>SnyF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style-name="ce13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0])" office:value-type="float" office:value="21837.05" calcext:value-type="float">
            <text:p>21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style-name="ce13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style-name="ce12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style-name="ce12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style-name="ce12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F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default-cell-style-name="ce115"/>
        <table:table-column table:style-name="co10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93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/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4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F-Kynkçı Merdal 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0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0" table:number-columns-repeated="2" table:default-cell-style-name="ce60"/>
        <table:table-column table:style-name="co10" table:number-columns-repeated="3" table:default-cell-style-name="ce63"/>
        <table:table-row table:style-name="ro1">
          <table:table-cell table:number-columns-repeated="3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6])" office:value-type="float" office:value="51063.54" calcext:value-type="float">
            <text:p>51.063,54</text:p>
          </table:table-cell>
          <table:table-cell table:style-name="ce109" table:formula="of:=SUM([.E4:.E86])" office:value-type="float" office:value="-11695.35" calcext:value-type="float">
            <text:p>-11.695,35</text:p>
          </table:table-cell>
          <table:table-cell table:style-name="ce109" table:formula="of:=SUM([.F4:.F83])" office:value-type="float" office:value="102061.66" calcext:value-type="float">
            <text:p>102.061,66</text:p>
          </table:table-cell>
          <table:table-cell table:style-name="ce109" table:formula="of:=SUM([.G4:.G83])" office:value-type="float" office:value="-26804.33" calcext:value-type="float">
            <text:p>-26.804,33</text:p>
          </table:table-cell>
          <table:table-cell table:style-name="ce109" table:formula="of:=[.F2]+[.G2]" office:value-type="float" office:value="75257.33" calcext:value-type="float">
            <text:p>75.257,33</text:p>
          </table:table-cell>
        </table:table-row>
        <table:table-row table:style-name="ro1">
          <table:table-cell/>
          <table:table-cell table:style-name="ce97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/>
          <table:table-cell table:style-name="ce158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1">
          <table:table-cell table:style-name="ce93" office:value-type="date" office:date-value="2022-08-15" calcext:value-type="date">
            <text:p>15.08.2022</text:p>
          </table:table-cell>
          <table:table-cell table:style-name="ce100" office:value-type="string" calcext:value-type="string">
            <text:p><text:span text:style-name="T1">8758480300  /CK ÇEPESAŞ/FATURA</text:span></text:p>
          </table:table-cell>
          <table:table-cell table:style-name="ce99"/>
          <table:table-cell table:style-name="ce158"/>
          <table:table-cell table:style-name="ce6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table:style-name="ce115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table:style-name="ce115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1">
          <table:table-cell/>
          <table:table-cell table:style-name="ce100" office:value-type="string" calcext:value-type="string">
            <text:p>decathlon ayakkabı</text:p>
          </table:table-cell>
          <table:table-cell table:style-name="ce100"/>
          <table:table-cell table:style-name="ce159"/>
          <table:table-cell table:style-name="ce11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1">
          <table:table-cell/>
          <table:table-cell table:style-name="ce100" office:value-type="float" office:value="2240" calcext:value-type="float">
            <text:p>2240</text:p>
          </table:table-cell>
          <table:table-cell table:style-name="ce100"/>
          <table:table-cell table:style-name="ce159"/>
          <table:table-cell table:style-name="ce11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1">
          <table:table-cell table:style-name="ce93" office:value-type="date" office:date-value="2022-08-04" calcext:value-type="date">
            <text:p>04.08.2022</text:p>
          </table:table-cell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style-name="ce6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1">
          <table:table-cell table:style-name="ce93" office:value-type="date" office:date-value="2022-08-26" calcext:value-type="date">
            <text:p>26.08.2022</text:p>
          </table:table-cell>
          <table:table-cell table:style-name="ce98" office:value-type="string" calcext:value-type="string">
            <text:p>yasemin ehliyet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018" calcext:value-type="float">
            <text:p>-2.018,00</text:p>
          </table:table-cell>
          <table:table-cell table:formula="of:=[.H24]+[.F25]+[.G25]" office:value-type="float" office:value="-9332.9" calcext:value-type="float">
            <text:p>-9.332,90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440.9" calcext:value-type="float">
            <text:p>-11.440,9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440.9" calcext:value-type="float">
            <text:p>-11.440,90</text:p>
          </table:table-cell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478.9" calcext:value-type="float">
            <text:p>-12.478,90</text:p>
          </table:table-cell>
        </table:table-row>
        <table:table-row table:style-name="ro1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478.9" calcext:value-type="float">
            <text:p>-15.478,90</text:p>
          </table:table-cell>
        </table:table-row>
        <table:table-row table:style-name="ro1">
          <table:table-cell table:style-name="ce93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116.9" calcext:value-type="float">
            <text:p>-16.116,90</text:p>
          </table:table-cell>
        </table:table-row>
        <table:table-row table:style-name="ro1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516.9" calcext:value-type="float">
            <text:p>-16.516,90</text:p>
          </table:table-cell>
        </table:table-row>
        <table:table-row table:style-name="ro1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389.06" calcext:value-type="float">
            <text:p>-18.389,06</text:p>
          </table:table-cell>
        </table:table-row>
        <table:table-row table:style-name="ro1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392.8" calcext:value-type="float">
            <text:p>-18.392,80</text:p>
          </table:table-cell>
        </table:table-row>
        <table:table-row table:style-name="ro1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092.8" calcext:value-type="float">
            <text:p>-19.092,80</text:p>
          </table:table-cell>
        </table:table-row>
        <table:table-row table:style-name="ro1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472.8" calcext:value-type="float">
            <text:p>-19.472,80</text:p>
          </table:table-cell>
        </table:table-row>
        <table:table-row table:style-name="ro1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672.8" calcext:value-type="float">
            <text:p>-19.672,80</text:p>
          </table:table-cell>
        </table:table-row>
        <table:table-row table:style-name="ro1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772.8" calcext:value-type="float">
            <text:p>-19.772,8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36]+[.F40]+[.G40]" office:value-type="float" office:value="-19672.8" calcext:value-type="float">
            <text:p>-19.672,80</text:p>
          </table:table-cell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/>
          <table:table-cell table:style-name="ce6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327.199999999997" calcext:value-type="float">
            <text:p>327,20</text:p>
          </table:table-cell>
        </table:table-row>
        <table:table-row table:style-name="ro1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 table:style-name="ce6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25327.2" calcext:value-type="float">
            <text:p>25.327,20</text:p>
          </table:table-cell>
        </table:table-row>
        <table:table-row table:style-name="ro1">
          <table:table-cell table:style-name="ce93"/>
          <table:table-cell office:value-type="string" calcext:value-type="string">
            <text:p>snyE Emre Aktaş kira geri ödemesi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9962.2" calcext:value-type="float">
            <text:p>19.962,20</text:p>
          </table:table-cell>
        </table:table-row>
        <table:table-row table:style-name="ro1">
          <table:table-cell table:style-name="ce93"/>
          <table:table-cell office:value-type="string" calcext:value-type="string">
            <text:p>snyG Metin ÇELİK 31-9-22 – 23</text:p>
          </table:table-cell>
          <table:table-cell table:style-name="ce98"/>
          <table:table-cell table:style-name="ce157"/>
          <table:table-cell table:style-name="ce6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9962.2" calcext:value-type="float">
            <text:p>59.962,20</text:p>
          </table:table-cell>
        </table:table-row>
        <table:table-row table:style-name="ro1">
          <table:table-cell table:style-name="ce93"/>
          <table:table-cell office:value-type="string" calcext:value-type="string">
            <text:p>40000 + (8 x 1000) = 48000 TL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4]+[.F45]+[.G45]" office:value-type="float" office:value="59962.2" calcext:value-type="float">
            <text:p>59.962,20</text:p>
          </table:table-cell>
        </table:table-row>
        <table:table-row table:style-name="ro1">
          <table:table-cell table:style-name="ce93"/>
          <table:table-cell/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5]+[.F46]+[.G46]" office:value-type="float" office:value="59962.2" calcext:value-type="float">
            <text:p>59.962,2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15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64261.7" calcext:value-type="float">
            <text:p>64.261,7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65911.7" calcext:value-type="float">
            <text:p>65.911,70</text:p>
          </table:table-cell>
        </table:table-row>
        <table:table-row table:style-name="ro1">
          <table:table-cell table:style-name="ce93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15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8911.7" calcext:value-type="float">
            <text:p>68.911,7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8911.7" calcext:value-type="float">
            <text:p>68.911,7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0]+[.F51]+[.G51]" office:value-type="float" office:value="68911.7" calcext:value-type="float">
            <text:p>68.911,70</text:p>
          </table:table-cell>
        </table:table-row>
        <table:table-row table:style-name="ro1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8911.7" calcext:value-type="float">
            <text:p>68.911,7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2]+[.F53]+[.G53]" office:value-type="float" office:value="68911.7" calcext:value-type="float">
            <text:p>68.911,70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8911.7" calcext:value-type="float">
            <text:p>68.911,70</text:p>
          </table:table-cell>
        </table:table-row>
        <table:table-row table:style-name="ro1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9911.7" calcext:value-type="float">
            <text:p>69.911,70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</text:p>
          </table:table-cell>
          <table:table-cell table:style-name="ce119"/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72911.7" calcext:value-type="float">
            <text:p>72.911,70</text:p>
          </table:table-cell>
        </table:table-row>
        <table:table-row table:style-name="ro1">
          <table:table-cell/>
          <table:table-cell table:style-name="ce161" office:value-type="string" calcext:value-type="string">
            <text:p>SnyF-Kynkçı Merdal elektrik haziran</text:p>
          </table:table-cell>
          <table:table-cell table:style-name="ce161"/>
          <table:table-cell table:style-name="ce183" office:value-type="float" office:value="445.63" calcext:value-type="float">
            <text:p>445,63</text:p>
          </table:table-cell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73357.33" calcext:value-type="float">
            <text:p>73.357,33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7]+[.F58]+[.G58]" office:value-type="float" office:value="73357.33" calcext:value-type="float">
            <text:p>73.357,33</text:p>
          </table:table-cell>
        </table:table-row>
        <table:table-row table:style-name="ro1">
          <table:table-cell table:style-name="ce93" office:value-type="date" office:date-value="2022-08-29" calcext:value-type="date">
            <text:p>29.08.2022</text:p>
          </table:table-cell>
          <table:table-cell table:style-name="ce119" office:value-type="string" calcext:value-type="string">
            <text:p>Doğuş Kira 12/12-2022-23 kalan bakiye</text:p>
          </table:table-cell>
          <table:table-cell table:style-name="ce119"/>
          <table:table-cell table:style-name="ce143" office:value-type="float" office:value="2000" calcext:value-type="float">
            <text:p>2.000,00</text:p>
          </table:table-cell>
          <table:table-cell table:style-name="ce119"/>
          <table:table-cell table:style-name="ce119" office:value-type="float" office:value="2000" calcext:value-type="float">
            <text:p>2000</text:p>
          </table:table-cell>
          <table:table-cell table:style-name="Default"/>
          <table:table-cell table:formula="of:=[.H58]+[.F59]+[.G59]" office:value-type="float" office:value="75357.33" calcext:value-type="float">
            <text:p>75.357,33</text:p>
          </table:table-cell>
        </table:table-row>
        <table:table-row table:style-name="ro1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75357.33" calcext:value-type="float">
            <text:p>75.357,33</text:p>
          </table:table-cell>
        </table:table-row>
        <table:table-row table:style-name="ro1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0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10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73])" office:value-type="float" office:value="105962.31" calcext:value-type="float">
            <text:p>105.962,31</text:p>
          </table:table-cell>
          <table:table-cell table:style-name="ce109" table:formula="of:=SUM([.E5:.E73])" office:value-type="float" office:value="-75599.02" calcext:value-type="float">
            <text:p>-75.599,02</text:p>
          </table:table-cell>
          <table:table-cell table:style-name="ce109" table:formula="of:=SUM([.F5:.F70])" office:value-type="float" office:value="2111" calcext:value-type="float">
            <text:p>2.111,00</text:p>
          </table:table-cell>
          <table:table-cell table:style-name="ce109" table:formula="of:=SUM([.G5:.G70])" office:value-type="float" office:value="-11923.47" calcext:value-type="float">
            <text:p>-11.923,47</text:p>
          </table:table-cell>
          <table:table-cell table:style-name="ce109" table:formula="of:=[.F2]+[.G2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6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6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6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1">
          <table:table-cell table:style-name="ce93" office:value-type="date" office:date-value="2022-09-03" calcext:value-type="date">
            <text:p>03.09.2022</text:p>
          </table:table-cell>
          <table:table-cell table:style-name="ce99" office:value-type="string" calcext:value-type="string">
            <text:p>nakit istanbul</text:p>
          </table:table-cell>
          <table:table-cell table:style-name="ce99" table:number-columns-repeated="2"/>
          <table:table-cell table:style-name="ce115"/>
          <table:table-cell table:style-name="ce6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1">
          <table:table-cell table:style-name="ce93" office:value-type="date" office:date-value="2022-09-12" calcext:value-type="date">
            <text:p>12.09.2022</text:p>
          </table:table-cell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-6380.24" calcext:value-type="float">
            <text:p>-6.380,24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-6380.24" calcext:value-type="float">
            <text:p>-6.380,24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7]+[.F18]+[.G18]" office:value-type="float" office:value="-6380.24" calcext:value-type="float">
            <text:p>-6.380,24</text:p>
          </table:table-cell>
        </table:table-row>
        <table:table-row table:style-name="ro1">
          <table:table-cell table:style-name="ce93" office:value-type="date" office:date-value="2022-08-23" calcext:value-type="date">
            <text:p>23.08.2022</text:p>
          </table:table-cell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380.24" calcext:value-type="float">
            <text:p>-6.380,24</text:p>
          </table:table-cell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toyota trafik cezası</text:p>
          </table:table-cell>
          <table:table-cell table:style-name="ce100" table:number-columns-repeated="2"/>
          <table:table-cell table:style-name="ce115"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380.24" calcext:value-type="float">
            <text:p>-6.380,24</text:p>
          </table:table-cell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mtv taksit 1/3</text:p>
          </table:table-cell>
          <table:table-cell table:style-name="ce100" table:number-columns-repeated="2"/>
          <table:table-cell table:style-name="ce115"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380.24" calcext:value-type="float">
            <text:p>-6.380,24</text:p>
          </table:table-cell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115"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380.24" calcext:value-type="float">
            <text:p>-6.380,24</text:p>
          </table:table-cell>
        </table:table-row>
        <table:table-row table:style-name="ro1">
          <table:table-cell table:style-name="ce93" office:value-type="date" office:date-value="2022-08-10" calcext:value-type="date">
            <text:p>10.08.2022</text:p>
          </table:table-cell>
          <table:table-cell table:style-name="ce100" office:value-type="string" calcext:value-type="string">
            <text:p>akgünler deniz otobüs bileti girne -taşucu</text:p>
          </table:table-cell>
          <table:table-cell table:style-name="ce100" table:number-columns-repeated="2"/>
          <table:table-cell table:style-name="ce115"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380.24" calcext:value-type="float">
            <text:p>-6.380,24</text:p>
          </table:table-cell>
        </table:table-row>
        <table:table-row table:style-name="ro1">
          <table:table-cell table:style-name="ce93" office:value-type="date" office:date-value="2022-08-14" calcext:value-type="date">
            <text:p>14.08.2022</text:p>
          </table:table-cell>
          <table:table-cell table:style-name="ce100" office:value-type="string" calcext:value-type="string">
            <text:p>toros benzin taşucu-tokat</text:p>
          </table:table-cell>
          <table:table-cell table:style-name="ce100" table:number-columns-repeated="2"/>
          <table:table-cell table:style-name="ce115"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380.24" calcext:value-type="float">
            <text:p>-6.380,24</text:p>
          </table:table-cell>
        </table:table-row>
        <table:table-row table:style-name="ro1">
          <table:table-cell table:style-name="ce93" office:value-type="date" office:date-value="2022-08-23" calcext:value-type="date">
            <text:p>23.08.2022</text:p>
          </table:table-cell>
          <table:table-cell table:style-name="ce100" office:value-type="float" office:value="2240" calcext:value-type="float">
            <text:p>2240</text:p>
          </table:table-cell>
          <table:table-cell table:style-name="ce100" table:number-columns-repeated="2"/>
          <table:table-cell table:style-name="ce115"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380.24" calcext:value-type="float">
            <text:p>-6.380,24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6]+[.F27]+[.G27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2" office:value-type="float" office:value="-13620.3" calcext:value-type="float">
            <text:p>-13.620,30</text:p>
          </table:table-cell>
          <table:table-cell table:number-columns-repeated="2"/>
          <table:table-cell table:formula="of:=[.H27]+[.F28]+[.G28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8]+[.F29]+[.G29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table:style-name="ce62" office:value-type="float" office:value="-1500" calcext:value-type="float">
            <text:p>-1.500,00</text:p>
          </table:table-cell>
          <table:table-cell table:number-columns-repeated="2"/>
          <table:table-cell table:formula="of:=[.H29]+[.F30]+[.G30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table:style-name="ce62"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table:style-name="ce62" office:value-type="float" office:value="-1500" calcext:value-type="float">
            <text:p>-1.500,00</text:p>
          </table:table-cell>
          <table:table-cell table:number-columns-repeated="2"/>
          <table:table-cell table:formula="of:=[.H31]+[.F32]+[.G32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3]+[.F34]+[.G34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34]+[.F35]+[.G35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00" calcext:value-type="float">
            <text:p>4.200,00</text:p>
          </table:table-cell>
          <table:table-cell table:number-columns-repeated="3"/>
          <table:table-cell table:formula="of:=[.H35]+[.F36]+[.G36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2" office:value-type="float" office:value="1650" calcext:value-type="float">
            <text:p>1.650,00</text:p>
          </table:table-cell>
          <table:table-cell table:number-columns-repeated="3"/>
          <table:table-cell table:formula="of:=[.H36]+[.F37]+[.G37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number-columns-repeated="3"/>
          <table:table-cell table:formula="of:=[.H37]+[.F38]+[.G38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60"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8]+[.F39]+[.G39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snyG Metin ÇELİK 1/8</text:p>
          </table:table-cell>
          <table:table-cell/>
          <table:table-cell table:style-name="ce60" office:value-type="float" office:value="1000" calcext:value-type="float">
            <text:p>1000</text:p>
          </table:table-cell>
          <table:table-cell/>
          <table:table-cell table:style-name="Default" table:number-columns-repeated="2"/>
          <table:table-cell table:formula="of:=[.H39]+[.F40]+[.G40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78" office:value-type="float" office:value="54000" calcext:value-type="float">
            <text:p>54.000,00</text:p>
          </table:table-cell>
          <table:table-cell/>
          <table:table-cell table:style-name="ce61" table:number-columns-repeated="2"/>
          <table:table-cell table:formula="of:=[.H40]+[.F41]+[.G41]" office:value-type="float" office:value="-9812.47" calcext:value-type="float">
            <text:p>-9.812,47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-9812.47" calcext:value-type="float">
            <text:p>-9.812,47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2]+[.F43]+[.G43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office:value-type="string" calcext:value-type="string">
            <text:p>SnyF-Kynkçı Merdal 1/12-2023-24</text:p>
          </table:table-cell>
          <table:table-cell/>
          <table:table-cell table:style-name="ce60"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43]+[.F44]+[.G44]" office:value-type="float" office:value="-9812.47" calcext:value-type="float">
            <text:p>-9.812,47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4]+[.F45]+[.G45]" office:value-type="float" office:value="-9812.47" calcext:value-type="float">
            <text:p>-9.812,47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5]+[.F46]+[.G46]" office:value-type="float" office:value="-9812.47" calcext:value-type="float">
            <text:p>-9.812,47</text:p>
          </table:table-cell>
        </table:table-row>
        <table:table-row table:style-name="ro1">
          <table:table-cell/>
          <table:table-cell table:style-name="ce141" office:value-type="string" calcext:value-type="string">
            <text:p>Lise Arkası Kira ++++++++++++++++</text:p>
          </table:table-cell>
          <table:table-cell table:style-name="ce141"/>
          <table:table-cell table:style-name="ce146" office:value-type="float" office:value="20000" calcext:value-type="float">
            <text:p>20.000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141" office:value-type="string" calcext:value-type="string">
            <text:p>SnyF-Kynkçı Merdal 12/12-2022-23</text:p>
          </table:table-cell>
          <table:table-cell table:style-name="ce141"/>
          <table:table-cell table:style-name="ce146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</table:table>
      <table:table table:name="10" table:style-name="ta1">
        <table:table-column table:style-name="co10" table:default-cell-style-name="ce93"/>
        <table:table-column table:style-name="co27" table:default-cell-style-name="ce100"/>
        <table:table-column table:style-name="co30" table:default-cell-style-name="ce100"/>
        <table:table-column table:style-name="co10" table:default-cell-style-name="ce100"/>
        <table:table-column table:style-name="co10" table:default-cell-style-name="ce62"/>
        <table:table-column table:style-name="co10" table:number-columns-repeated="3" table:default-cell-style-name="ce63"/>
        <table:table-row table:style-name="ro1">
          <table:table-cell table:style-name="Default"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KİM 2022</text:p>
          </table:table-cell>
          <table:table-cell table:style-name="Default"/>
          <table:table-cell table:style-name="ce108" office:value-type="string" calcext:value-type="string">
            <text:p>TOPLAM</text:p>
          </table:table-cell>
          <table:table-cell table:style-name="ce109" table:formula="of:=SUM([.D4:.D96])" office:value-type="float" office:value="13850" calcext:value-type="float">
            <text:p>13.850,00</text:p>
          </table:table-cell>
          <table:table-cell table:style-name="ce109" table:formula="of:=SUM([.E4:.E96])" office:value-type="float" office:value="-20870.82" calcext:value-type="float">
            <text:p>-20.870,82</text:p>
          </table:table-cell>
          <table:table-cell table:style-name="ce109" table:formula="of:=SUM([.F4:.F93])" office:value-type="float" office:value="0" calcext:value-type="float">
            <text:p>0,00</text:p>
          </table:table-cell>
          <table:table-cell table:style-name="ce109" table:formula="of:=SUM([.G4:.G9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7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urdacı Elektrik</text:p>
          </table:table-cell>
          <table:table-cell table:style-name="Default" table:number-columns-repeated="2"/>
          <table:table-cell table:style-name="ce6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mre Elektrik</text:p>
          </table:table-cell>
          <table:table-cell table:style-name="Default" table:number-columns-repeated="2"/>
          <table:table-cell table:style-name="ce6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acı Elektrik</text:p>
          </table:table-cell>
          <table:table-cell table:style-name="Default" table:number-columns-repeated="2"/>
          <table:table-cell table:style-name="ce6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9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table:number-columns-repeated="3"/>
          <table:table-cell table:style-name="ce63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office:value-type="date" office:date-value="2022-08-26" calcext:value-type="date">
            <text:p>26.08.2022</text:p>
          </table:table-cell>
          <table:table-cell table:style-name="ce98" office:value-type="string" calcext:value-type="string">
            <text:p>Mtv 2/3</text:p>
          </table:table-cell>
          <table:table-cell table:style-name="ce98" table:number-columns-repeated="2"/>
          <table:table-cell office:value-type="float" office:value="-112.67" calcext:value-type="float">
            <text:p>-112,67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28.08.2022</text:p>
          </table:table-cell>
          <table:table-cell table:style-name="ce98" office:value-type="string" calcext:value-type="string">
            <text:p>toyota gaz tokat</text:p>
          </table:table-cell>
          <table:table-cell table:style-name="ce98" table:number-columns-repeated="2"/>
          <table:table-cell office:value-type="float" office:value="-355.2" calcext:value-type="float">
            <text:p>-355,20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gaz tosya</text:p>
          </table:table-cell>
          <table:table-cell table:style-name="ce98" table:number-columns-repeated="2"/>
          <table:table-cell office:value-type="float" office:value="-363.48" calcext:value-type="float">
            <text:p>-363,48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benzin bolu</text:p>
          </table:table-cell>
          <table:table-cell table:style-name="ce98" table:number-columns-repeated="2"/>
          <table:table-cell office:value-type="float" office:value="-250" calcext:value-type="float">
            <text:p>-250,00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bolu yemek hanzade</text:p>
          </table:table-cell>
          <table:table-cell table:style-name="ce98" table:number-columns-repeated="2"/>
          <table:table-cell office:value-type="float" office:value="-240" calcext:value-type="float">
            <text:p>-240,00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gaz bolu</text:p>
          </table:table-cell>
          <table:table-cell table:style-name="ce98" table:number-columns-repeated="2"/>
          <table:table-cell office:value-type="float" office:value="-232.5" calcext:value-type="float">
            <text:p>-232,50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04.65" calcext:value-type="float">
            <text:p>-104,65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85.75" calcext:value-type="float">
            <text:p>-185,75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toyota gaz istanbul</text:p>
          </table:table-cell>
          <table:table-cell table:style-name="ce98" table:number-columns-repeated="2"/>
          <table:table-cell office:value-type="float" office:value="-368.74" calcext:value-type="float">
            <text:p>-368,74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27.46" calcext:value-type="float">
            <text:p>-127,46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ikea <text:s/></text:p>
          </table:table-cell>
          <table:table-cell table:style-name="ce98" table:number-columns-repeated="2"/>
          <table:table-cell office:value-type="float" office:value="-65.97" calcext:value-type="float">
            <text:p>-65,97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yemek</text:p>
          </table:table-cell>
          <table:table-cell table:style-name="ce9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17]+[.F30]+[.G3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01.09.2022</text:p>
          </table:table-cell>
          <table:table-cell office:value-type="string" calcext:value-type="string">
            <text:p>ikea masa 1/6</text:p>
          </table:table-cell>
          <table:table-cell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01.09.2022</text:p>
          </table:table-cell>
          <table:table-cell office:value-type="string" calcext:value-type="string">
            <text:p>koçtaş dolap ½</text:p>
          </table:table-cell>
          <table:table-cell table:number-columns-repeated="2"/>
          <table:table-cell office:value-type="float" office:value="-754.45" calcext:value-type="float">
            <text:p>-754,45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2.09.2022</text:p>
          </table:table-cell>
          <table:table-cell office:value-type="string" calcext:value-type="string">
            <text:p>market</text:p>
          </table:table-cell>
          <table:table-cell table:number-columns-repeated="2"/>
          <table:table-cell office:value-type="float" office:value="-137.7" calcext:value-type="float">
            <text:p>-137,70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2.09.2022</text:p>
          </table:table-cell>
          <table:table-cell office:value-type="string" calcext:value-type="string">
            <text:p>market</text:p>
          </table:table-cell>
          <table:table-cell table:number-columns-repeated="2"/>
          <table:table-cell office:value-type="float" office:value="-161.91" calcext:value-type="float">
            <text:p>-161,91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3.09.2022</text:p>
          </table:table-cell>
          <table:table-cell table:style-name="Default" office:value-type="string" calcext:value-type="string">
            <text:p>toyota benzin 300 + gaz</text:p>
          </table:table-cell>
          <table:table-cell table:number-columns-repeated="2"/>
          <table:table-cell office:value-type="float" office:value="-697.3" calcext:value-type="float">
            <text:p>-697,30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bayramoğlu toyota buji</text:p>
          </table:table-cell>
          <table:table-cell table:number-columns-repeated="2"/>
          <table:table-cell office:value-type="float" office:value="-600" calcext:value-type="float">
            <text:p>-600,00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bayramoğlu toyota rotil</text:p>
          </table:table-cell>
          <table:table-cell table:number-columns-repeated="2"/>
          <table:table-cell office:value-type="float" office:value="-350" calcext:value-type="float">
            <text:p>-350,00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4.09.2022</text:p>
          </table:table-cell>
          <table:table-cell office:value-type="string" calcext:value-type="string">
            <text:p>hummel ayakkabı 4 adet</text:p>
          </table:table-cell>
          <table:table-cell table:number-columns-repeated="2"/>
          <table:table-cell office:value-type="float" office:value="-920" calcext:value-type="float">
            <text:p>-920,00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4.09.2022</text:p>
          </table:table-cell>
          <table:table-cell office:value-type="string" calcext:value-type="string">
            <text:p>tavuk dünyası</text:p>
          </table:table-cell>
          <table:table-cell table:number-columns-repeated="2"/>
          <table:table-cell office:value-type="float" office:value="-392" calcext:value-type="float">
            <text:p>-392,00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05.09.2022</text:p>
          </table:table-cell>
          <table:table-cell office:value-type="string" calcext:value-type="string">
            <text:p>market</text:p>
          </table:table-cell>
          <table:table-cell table:number-columns-repeated="2"/>
          <table:table-cell office:value-type="float" office:value="-98.8" calcext:value-type="float">
            <text:p>-98,8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toyota gaz istanbul</text:p>
          </table:table-cell>
          <table:table-cell table:number-columns-repeated="2"/>
          <table:table-cell office:value-type="float" office:value="-339.36" calcext:value-type="float">
            <text:p>-339,36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koçtaş pervane 1/6</text:p>
          </table:table-cell>
          <table:table-cell table:number-columns-repeated="2"/>
          <table:table-cell office:value-type="float" office:value="-151.65" calcext:value-type="float">
            <text:p>-151,65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bolu yemek</text:p>
          </table:table-cell>
          <table:table-cell table:number-columns-repeated="2"/>
          <table:table-cell office:value-type="float" office:value="-75" calcext:value-type="float">
            <text:p>-75,0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toyota gaz bolu</text:p>
          </table:table-cell>
          <table:table-cell table:number-columns-repeated="2"/>
          <table:table-cell office:value-type="float" office:value="-397.56" calcext:value-type="float">
            <text:p>-397,56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pirinç</text:p>
          </table:table-cell>
          <table:table-cell table:number-columns-repeated="2"/>
          <table:table-cell office:value-type="float" office:value="-120" calcext:value-type="float">
            <text:p>-120,0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osmancık yolcu leblebi pirinç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toyota benzin turhal</text:p>
          </table:table-cell>
          <table:table-cell table:number-columns-repeated="2"/>
          <table:table-cell office:value-type="float" office:value="-200" calcext:value-type="float">
            <text:p>-200,0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toyota gaz şenyurt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07.09.2022</text:p>
          </table:table-cell>
          <table:table-cell office:value-type="string" calcext:value-type="string">
            <text:p>toyota şanz yağı 3 lt</text:p>
          </table:table-cell>
          <table:table-cell table:number-columns-repeated="2"/>
          <table:table-cell office:value-type="float" office:value="-360" calcext:value-type="float">
            <text:p>-360,00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10.09.2022</text:p>
          </table:table-cell>
          <table:table-cell office:value-type="string" calcext:value-type="string">
            <text:p>alçıpan</text:p>
          </table:table-cell>
          <table:table-cell table:number-columns-repeated="2"/>
          <table:table-cell office:value-type="float" office:value="-400" calcext:value-type="float">
            <text:p>-400,00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4876 KK 9324,32</text:p>
          </table:table-cell>
          <table:table-cell table:number-columns-repeated="5"/>
          <table:table-cell table:formula="of:=[.H31]+[.F51]+[.G51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7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yasemin</text:p>
          </table:table-cell>
          <table:table-cell table:style-name="Default"/>
          <table:table-cell table:style-name="ce6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umut</text:p>
          </table:table-cell>
          <table:table-cell table:style-name="Default"/>
          <table:table-cell table:style-name="ce6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enel Masraf</text:p>
          </table:table-cell>
          <table:table-cell table:style-name="Default"/>
          <table:table-cell table:style-name="ce60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table:number-columns-repeated="2"/>
          <table:table-cell table:style-name="ce157"/>
          <table:table-cell table:number-columns-repeated="3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aaş</text:p>
          </table:table-cell>
          <table:table-cell table:style-name="Default"/>
          <table:table-cell table:style-name="ce62" office:value-type="float" office:value="4200" calcext:value-type="float">
            <text:p>4.200,00</text:p>
          </table:table-cell>
          <table:table-cell table:style-name="ce60"/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Tuzgümrüğü kira</text:p>
          </table:table-cell>
          <table:table-cell table:style-name="Default"/>
          <table:table-cell table:style-name="ce62" office:value-type="float" office:value="1650" calcext:value-type="float">
            <text:p>1.650,00</text:p>
          </table:table-cell>
          <table:table-cell table:style-name="ce60"/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Doğuş Kira 3/12-2023-24– 30-10-22</text:p>
          </table:table-cell>
          <table:table-cell table:style-name="Default"/>
          <table:table-cell table:style-name="ce62" office:value-type="float" office:value="3000" calcext:value-type="float">
            <text:p>3.000,00</text:p>
          </table:table-cell>
          <table:table-cell table:style-name="ce60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nyG Metin ÇELİK 2/8</text:p>
          </table:table-cell>
          <table:table-cell table:style-name="Default"/>
          <table:table-cell table:style-name="ce60" office:value-type="float" office:value="1000" calcext:value-type="float">
            <text:p>1000</text:p>
          </table:table-cell>
          <table:table-cell table:style-name="ce60"/>
          <table:table-cell table:style-name="Default"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nyF-Kynkçı Merdal 2/12-2023-24</text:p>
          </table:table-cell>
          <table:table-cell table:style-name="Default"/>
          <table:table-cell table:style-name="ce188" office:value-type="currency" office:currency="TRY" office:value="4000" calcext:value-type="currency">
            <text:p>₺4.000,00</text:p>
          </table:table-cell>
          <table:table-cell table:style-name="ce60"/>
          <table:table-cell table:style-name="Default" table:number-columns-repeated="2"/>
          <table:table-cell table:formula="of:=[.H60]+[.F61]+[.G61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0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35050" calcext:value-type="float">
            <text:p>135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 Metin ÇELİK 3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0])" office:value-type="float" office:value="13850" calcext:value-type="float">
            <text:p>13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 Metin ÇELİK 4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7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.00.0000</text:date>, <text:time style:data-style-name="N2" text:time-value="08:30:54.838703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23H20M50S</meta:editing-duration>
    <meta:editing-cycles>69</meta:editing-cycles>
    <meta:generator>LibreOffice/7.2.7.2$Linux_X86_64 LibreOffice_project/20$Build-2</meta:generator>
    <dc:date>2022-09-14T09:28:46.290527291</dc:date>
    <meta:document-statistic meta:table-count="14" meta:cell-count="1743" meta:object-count="0"/>
  </office:meta>
</office:document-meta>
</file>